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28pt" fo:font-weight="normal" officeooo:rsid="000fd09d" officeooo:paragraph-rsid="001cf889" style:font-size-asian="28pt" style:font-weight-asian="normal" style:font-size-complex="28pt" style:font-weight-complex="normal"/>
    </style:style>
    <style:style style:name="P2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0fd09d" officeooo:paragraph-rsid="001cf889" style:font-size-asian="12pt" style:font-weight-asian="normal" style:font-size-complex="12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13c0fc"/>
    </style:style>
    <style:style style:name="T4" style:family="text">
      <style:text-properties officeooo:rsid="001166da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officeooo:rsid="0013c0fc" style:font-size-asian="28pt" style:font-size-complex="28pt"/>
    </style:style>
    <style:style style:name="T7" style:family="text">
      <style:text-properties fo:font-size="28pt" officeooo:rsid="001cf889" style:font-size-asian="28pt" style:font-size-complex="28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12pt" style:font-size-asian="12pt" style:font-size-complex="12pt"/>
    </style:style>
    <style:style style:name="gr1" style:family="graphic">
      <style:graphic-properties svg:stroke-color="#000000" draw:fill="none" draw:textarea-vertical-align="middle" draw:auto-grow-height="false" fo:min-height="5.352cm" fo:min-width="0.1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none" draw:textarea-vertical-align="middle" draw:auto-grow-height="false" fo:min-height="5.232cm" fo:min-width="0.2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6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9">Boas Novas</text:span><text:tab/><text:tab/><text:tab/>Marina de Oliveira <text:tab/><text:tab/> <text:span text:style-name="T5">[ </text:span><text:span text:style-name="T6">2</text:span><text:span text:style-name="T7">2</text:span><text:span text:style-name="T6"> </text:span><text:span text:style-name="T5">]</text:span></text:p>
      <text:p text:style-name="P1">Espírito de <text:span text:style-name="T4">D</text:span>eus</text:p>
      <text:p text:style-name="P1">Quebranta minha vida</text:p>
      <text:p text:style-name="P1">Desperta os meus sonhos</text:p>
      <text:p text:style-name="P1">Toca no meu coração</text:p>
      <text:p text:style-name="P1">Das tuas boas novas</text:p>
      <text:p text:style-name="P1">Me encha nessa hora</text:p>
      <text:p text:style-name="P1">E faça em mim segundo o teu coração</text:p>
      <text:p text:style-name="P1"/>
      <text:p text:style-name="P1">Coloque sobre mim</text:p>
      <text:p text:style-name="P1">Coroa ao invés de cinzas</text:p>
      <text:p text:style-name="P1">Em lugar de pranto, dá-me óleo de alegria</text:p>
      <text:p text:style-name="P1">Vem, cura-me agora, dá-me vestes de louvor</text:p>
      <text:p text:style-name="P1">Faça minha vida um carvalho de justiça</text:p>
      <text:p text:style-name="P1"><draw:custom-shape text:anchor-type="paragraph" draw:z-index="0" draw:style-name="gr1" draw:text-style-name="P3" svg:width="0.265cm" svg:height="5.351cm" svg:x="16.547cm" svg:y="0.97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1" draw:style-name="gr2" draw:text-style-name="P5" svg:width="3.705cm" svg:height="0.528cm" svg:x="13.769cm" svg:y="0.554cm"><draw:text-box><text:p text:style-name="P4"><text:span text:style-name="T10">4x FINAL</text:span></text:p></draw:text-box></draw:frame><draw:custom-shape text:anchor-type="paragraph" draw:z-index="2" draw:style-name="gr3" draw:text-style-name="P3" svg:width="0.292cm" svg:height="5.232cm" svg:x="0.168cm" svg:y="1.035cm"><text:p/><draw:enhanced-geometry svg:viewBox="0 0 21600 21600" draw:mirror-horizontal="tru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draw:frame text:anchor-type="paragraph" draw:z-index="3" draw:style-name="gr4" draw:text-style-name="P5" svg:width="0.636cm" svg:height="0.629cm" svg:x="0.46cm" svg:y="0.407cm"><draw:text-box><text:p text:style-name="P4"><text:span text:style-name="T10">2x</text:span></text:p></draw:text-box></draw:frame></text:p>
      <text:p text:style-name="P1">Espirito de <text:span text:style-name="T4">D</text:span>eus me usa nessa hora</text:p>
      <text:p text:style-name="P1">Me unja pra fazer as obras do teu coração</text:p>
      <text:p text:style-name="P1">Pregar as boas novas</text:p>
      <text:p text:style-name="P1">Curar os quebrantados</text:p>
      <text:p text:style-name="P1">E ao mundo proclamar a libertaç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6.001cm" fo:margin-left="0cm" fo:margin-right="3cm" fo:border-top="none" fo:border-bottom="none" fo:border-left="0.06pt solid #000000" fo:border-right="0.06pt solid #000000" fo:padding-top="0cm" fo:padding-bottom="0cm" fo:padding-left="0.499cm" fo:padding-right="0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7-11-11T13:22:26.719386219</dc:date>
    <meta:editing-duration>PT26M</meta:editing-duration>
    <meta:editing-cycles>17</meta:editing-cycles>
    <meta:generator>LibreOffice/5.4.1.2.0$Linux_X86_64 LibreOffice_project/40m0$Build-2</meta:generator>
    <meta:print-date>2017-11-02T16:02:21.550682606</meta:print-date>
    <meta:document-statistic meta:table-count="0" meta:image-count="0" meta:object-count="0" meta:page-count="1" meta:paragraph-count="18" meta:word-count="97" meta:character-count="503" meta:non-whitespace-character-count="419"/>
  </office:meta>
</office:document-meta>
</file>